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666666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rsid="000ccedb" officeooo:paragraph-rsid="000ccedb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color="#666666" loext:opacity="100%" fo:font-size="12pt" fo:font-weight="bold" style:font-size-asian="12pt" style:font-weight-asian="bold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1.6cm" fo:line-height="115%" fo:text-align="end" style:justify-single-word="false" fo:text-indent="0cm" style:auto-text-indent="false" style:page-number="auto" fo:background-color="transparent"/>
      <style:text-properties fo:font-size="12pt" fo:background-color="#ffff00" style:font-size-asian="12pt" style:font-size-complex="12pt"/>
    </style:style>
    <style:style style:name="P12" style:family="paragraph" style:parent-style-name="Standard">
      <style:text-properties fo:font-size="12pt" officeooo:rsid="0017958c" officeooo:paragraph-rsid="0017958c" fo:background-color="#ffff00" style:font-size-asian="12pt" style:font-size-complex="12pt"/>
    </style:style>
    <style:style style:name="P13" style:family="paragraph" style:parent-style-name="Standard">
      <style:text-properties fo:font-size="12pt" fo:font-weight="bold" officeooo:rsid="0017958c" officeooo:paragraph-rsid="0017958c" fo:background-color="#ffff00" style:font-size-asian="12pt" style:font-weight-asian="bold" style:font-size-complex="12pt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12pt" fo:font-style="normal" style:text-underline-style="none"/>
    </style:style>
    <style:style style:name="P15" style:family="paragraph">
      <style:paragraph-properties fo:text-align="start"/>
      <style:text-properties style:font-name="Arial2" fo:font-size="12pt"/>
    </style:style>
    <style:style style:name="P16" style:family="paragraph">
      <style:paragraph-properties fo:text-align="end"/>
      <style:text-properties style:font-name="Arial2" fo:font-size="12pt"/>
    </style:style>
    <style:style style:name="P17" style:family="paragraph">
      <style:text-properties fo:background-color="#ffff00"/>
    </style:style>
    <style:style style:name="P18" style:family="paragraph">
      <loext:graphic-properties draw:fill="none" draw:fill-color="#ffffff"/>
      <style:text-properties fo:background-color="#ffff00"/>
    </style:style>
    <style:style style:name="P19" style:family="paragraph">
      <style:paragraph-properties fo:text-align="center"/>
      <style:text-properties fo:background-color="#ffff0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7958c" style:font-size-asian="12pt" style:font-size-complex="12pt"/>
    </style:style>
    <style:style style:name="T4" style:family="text">
      <style:text-properties fo:font-size="12pt" fo:background-color="#ffff00" loext:char-shading-value="0" style:font-size-asian="12pt" style:font-size-complex="12pt"/>
    </style:style>
    <style:style style:name="T5" style:family="text">
      <style:text-properties fo:font-size="12pt" officeooo:rsid="0017958c" fo:background-color="#ffff00" loext:char-shading-value="0" style:font-size-asian="12pt" style:font-size-complex="12pt"/>
    </style:style>
    <style:style style:name="T6" style:family="text">
      <style:text-properties fo:font-size="12pt" officeooo:rsid="0017958c" fo:background-color="#ffff00" loext:char-shading-value="0" style:font-size-asian="12pt" style:font-size-complex="12pt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officeooo:rsid="0017958c"/>
    </style:style>
    <style:style style:name="T9" style:family="text">
      <style:text-properties officeooo:rsid="0017958c" fo:background-color="#ffff00" loext:char-shading-value="0"/>
    </style:style>
    <style:style style:name="T10" style:family="text">
      <style:text-properties officeooo:rsid="0017958c" fo:background-color="#ffff00" loext:char-shading-value="0"/>
    </style:style>
    <style:style style:name="T11" style:family="text">
      <style:text-properties fo:background-color="#ffff00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14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10114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ackground-color="#ffffff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ackground-color="#ffffff"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64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9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Numero ordre du recu" form:control-implementation="ooo:com.sun.star.form.component.NumericField" xml:id="control1" form:id="control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cimalAccuracy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om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ress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du don" form:control-implementation="ooo:com.sun.star.form.component.DateField" xml:id="control5" form:id="control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Natur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du recu" form:control-implementation="ooo:com.sun.star.form.component.DateField" xml:id="control7" form:id="control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formatted-text form:name="Montant du don" form:control-implementation="ooo:com.sun.star.form.component.CurrencyField" xml:id="control8" form:id="control8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CurrencySymbol" office:value-type="string" office:string-value=" €"/>
              <form:property form:property-name="DefaultControl" office:value-type="string" office:string-value="com.sun.star.form.control.Currency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Code postal" form:control-implementation="ooo:com.sun.star.form.component.NumericField" xml:id="control9" form:id="control9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Commun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P13">Nom de l’association</text:p>
      <text:p text:style-name="P3"/>
      <text:p text:style-name="P12">Adresse de l’association</text:p>
      <text:p text:style-name="P3"/>
      <text:p text:style-name="P3">Œuvre ou organisme d’intérêt général</text:p>
      <text:p text:style-name="P3">Humanitaire - caritative</text:p>
      <text:p text:style-name="P4"/>
      <text:p text:style-name="P5">N° d’ordre du reçu : <draw:control text:anchor-type="as-char" svg:y="-0.42cm" draw:z-index="2" draw:name="Contrôle 1" draw:style-name="gr6" draw:text-style-name="P15" svg:width="2.779cm" svg:height="0.583cm" draw:control="control1"/></text:p>
      <text:p text:style-name="P7"/>
      <text:p text:style-name="P7">Donateur : </text:p>
      <text:p text:style-name="P3">Nom : <draw:control text:anchor-type="as-char" draw:z-index="3" draw:name="Contrôle 2" draw:style-name="gr5" draw:text-style-name="P14" svg:width="15.038cm" svg:height="0.609cm" draw:control="control2"/></text:p>
      <text:p text:style-name="P3">Prénom : <draw:control text:anchor-type="as-char" svg:y="-0.46cm" draw:z-index="4" draw:name="Contrôle 3" draw:style-name="gr2" draw:text-style-name="P14" svg:width="14.398cm" svg:height="0.662cm" draw:control="control3"/></text:p>
      <text:p text:style-name="P3"><draw:control text:anchor-type="paragraph" draw:z-index="5" draw:name="Contrôle 4" draw:style-name="gr1" draw:text-style-name="P14" svg:width="14.315cm" svg:height="0.563cm" svg:x="1.891cm" svg:y="0.011cm" draw:control="control4"/>Adresse : </text:p>
      <text:p text:style-name="P6"><draw:control text:anchor-type="paragraph" draw:z-index="10" draw:name="Contrôle 9" draw:style-name="gr1" draw:text-style-name="P15" svg:width="3.731cm" svg:height="0.556cm" svg:x="2.632cm" svg:y="0.032cm" draw:control="control9"/>Code postal :</text:p>
      <text:p text:style-name="P6"><draw:control text:anchor-type="paragraph" draw:z-index="11" draw:name="Contrôle 10" draw:style-name="gr1" draw:text-style-name="P14" svg:width="13.997cm" svg:height="0.609cm" svg:x="2.261cm" svg:y="0.007cm" draw:control="control10"/>Commune :</text:p>
      <text:p text:style-name="P3"/>
      <text:p text:style-name="P7">Bénéficiaire : </text:p>
      <text:p text:style-name="P3"><text:span text:style-name="T10">Nom de l’association</text:span> reconnaît avoir reçu, au titre des versements ouvrant droit à une réduction d’impôt, la somme de : <draw:control text:anchor-type="as-char" svg:y="-0.393cm" draw:z-index="9" draw:name="Contrôle 5" draw:style-name="gr2" draw:text-style-name="P16" svg:width="2.567cm" svg:height="0.53cm" draw:control="control8"/><text:s/>Euros</text:p>
      <text:p text:style-name="P3"/>
      <text:p text:style-name="P3">Date du don : <draw:control text:anchor-type="as-char" svg:y="-0.422cm" draw:z-index="6" draw:name="Contrôle 6" draw:style-name="gr4" draw:text-style-name="P15" svg:width="4.34cm" svg:height="0.636cm" draw:control="control5"/></text:p>
      <text:p text:style-name="P3">Mode de versement : <draw:control text:anchor-type="as-char" svg:y="-0.526cm" draw:z-index="7" draw:name="Contrôle 7" draw:style-name="gr2" draw:text-style-name="P14" svg:width="5.187cm" svg:height="0.795cm" draw:control="control6"/></text:p>
      <text:p text:style-name="P3"/>
      <text:p text:style-name="P9">Le bénéficiaire certifie sur l’honneur que les dons et versements qu’il reçoit ouvrent droit à la réduction d’impôt prévue à l’article 200 du Code Général des Impôts.</text:p>
      <text:p text:style-name="P9">Particulier : vous pouvez déduire 66% de votre don dans la limite de 20% de votre revenu imposable.</text:p>
      <text:p text:style-name="P4"/>
      <text:p text:style-name="P8"><text:span text:style-name="T2">à </text:span><text:span text:style-name="T6">XXXXXX</text:span><text:span text:style-name="T2">, le </text:span><text:span text:style-name="T4"><draw:control text:anchor-type="as-char" draw:z-index="8" draw:name="Contrôle 8" draw:style-name="gr3" draw:text-style-name="P15" svg:width="2.805cm" svg:height="0.715cm" draw:control="control7"/></text:span><text:span text:style-name="T7"><text:s/></text:span></text:p>
      <text:p text:style-name="P8"/>
      <text:p text:style-name="P11"><draw:frame text:anchor-type="paragraph" draw:z-index="1" draw:name="Cadre de texte 2" draw:style-name="gr7" draw:text-style-name="P18" svg:width="5.966cm" svg:height="1.643cm" svg:x="10.095cm" svg:y="0.91cm"><draw:text-box><text:p text:style-name="P17"><text:span text:style-name="T11">Insérez la signature ici</text:span></text:p></draw:text-box></draw:frame><text:span text:style-name="T8">Bill</text:span> <text:span text:style-name="T8">Boquet</text:span>, <text:span text:style-name="T8">présid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  <style:text-properties fo:background-color="#ffff00"/>
    </style:style>
    <style:style style:name="MP3" style:family="paragraph">
      <loext:graphic-properties draw:fill="none" draw:fill-color="#ffffff"/>
      <style:text-properties fo:background-color="#ffff00"/>
    </style:style>
    <style:style style:name="MP4" style:family="paragraph" style:parent-style-name="Standard">
      <style:paragraph-properties fo:text-align="center" style:justify-single-word="false"/>
      <style:text-properties fo:color="#666666" loext:opacity="100%" fo:font-size="12pt" fo:font-weight="bold" style:font-size-asian="12pt" style:font-weight-asian="bold" style:font-size-complex="12pt"/>
    </style:style>
    <style:style style:name="MT1" style:family="text">
      <style:text-properties fo:background-color="#ffff00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gr1" style:family="graphic">
      <style:graphic-properties draw:stroke="none" svg:stroke-color="#000000" draw:fill="none" draw:fill-color="#ffffff" fo:min-height="1.99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0" draw:name="Cadre de texte 1" draw:style-name="Mgr1" draw:text-style-name="MP3" svg:width="3.32cm" svg:height="1.997cm" svg:x="-0.416cm" svg:y="-0.303cm"><draw:text-box><text:p text:style-name="MP2"><text:span text:style-name="MT1">Insérez le logo de votre association ici</text:span></text:p></draw:text-box></draw:frame><text:span text:style-name="MT2">Reçu fiscal pour don</text:span></text:p>
        <text:p text:style-name="MP4">(article 200 et 238 bis du code général des impôts)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29T20:06:19.786000000</dc:date>
    <meta:editing-duration>PT2H45M54S</meta:editing-duration>
    <meta:editing-cycles>11</meta:editing-cycles>
    <meta:print-date>2024-09-13T21:31:16.695000000</meta:print-date>
    <meta:printed-by>Fichiers PDF</meta:printed-by>
    <meta:document-statistic meta:table-count="0" meta:image-count="0" meta:object-count="0" meta:page-count="1" meta:paragraph-count="21" meta:word-count="128" meta:character-count="730" meta:non-whitespace-character-count="612"/>
  </office:meta>
</office:document-meta>
</file>